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ffffff" fo:color="#000000"/>
    </style:style>
    <style:style style:name="T24" style:family="text">
      <style:text-properties fo:font-size="12.00pt" fo:font-weight="bold" fo:font-family="'Times New Roman'" style:font-family-asian="'Times New Roman'" style:font-family-complex="'Times New Roman'" fo:background-color="#ffffff" fo:color="#000000"/>
    </style:style>
    <style:style style:name="T25" style:family="text">
      <style:text-properties fo:font-size="12.00pt" fo:font-weight="normal" fo:font-family="'Times New Roman'" style:font-family-asian="'Times New Roman'" style:font-family-complex="'Times New Roman'" fo:background-color="#ffffff" fo:color="#000000"/>
    </style:style>
    <style:style style:name="T2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center"/>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style:style>
    <style:style style:name="P4" style:family="paragraph">
      <style:paragraph-properties fo:line-height="115.00%" fo:text-align="left" fo:margin-left="36.00pt" fo:text-indent="0.00pt"/>
    </style:style>
    <style:style style:name="P5" style:family="paragraph">
      <style:paragraph-properties fo:line-height="115.00%" fo:text-align="lef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left"/>
    </style:style>
    <style:style style:name="P7" style:family="paragraph">
      <style:paragraph-properties fo:line-height="115.00%" fo:text-align="left" fo:margin-left="18.00pt" fo:text-indent="0.00pt"/>
    </style:style>
    <style:style style:name="P8" style:family="paragraph">
      <style:paragraph-properties fo:line-height="115.00%" fo:text-align="left" fo:margin-left="18.00pt" fo:text-indent="18.00pt"/>
    </style:style>
    <style:style style:name="P9" style:family="paragraph">
      <style:paragraph-properties fo:line-height="115.00%" fo:text-align="left" fo:margin-left="18.00pt" fo:text-indent="0.00pt"/>
    </style:style>
    <style:style style:name="P10" style:family="paragraph">
      <style:paragraph-properties fo:line-height="115.00%" fo:text-align="left" fo:margin-left="18.00pt" fo:text-indent="18.00pt"/>
    </style:style>
    <style:style style:name="P11" style:family="paragraph">
      <style:paragraph-properties fo:line-height="115.00%" fo:text-align="left" fo:margin-left="18.00pt" fo:text-indent="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15.00%" fo:text-align="left"/>
    </style:style>
    <style:style style:name="P13" style:family="paragraph">
      <style:paragraph-properties fo:line-height="115.00%" fo:text-align="left" fo:margin-left="36.00pt" fo:text-indent="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style:style>
    <style:style style:name="P18" style:family="paragraph">
      <style:paragraph-properties fo:line-height="115.00%" fo:text-align="left" fo:margin-left="36.00pt" fo:text-indent="0.00pt"/>
    </style:style>
    <style:style style:name="P19" style:family="paragraph">
      <style:paragraph-properties fo:line-height="100.00%" fo:text-align="left" fo:margin-left="41.40pt" fo:text-indent="-5.40pt">
        <style:tab-stops>
          <style:tab-stop style:position="3.15pt"/>
          <style:tab-stop style:position="26275.80pt"/>
          <style:tab-stop style:position="421080.25pt" style:type="right"/>
          <style:tab-stop style:position="-41.40pt"/>
          <style:tab-stop style:position="3.20pt"/>
          <style:tab-stop style:position="26275.80pt"/>
          <style:tab-stop style:position="421080.25pt" style:type="righ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41.40pt" fo:text-indent="-5.40pt">
        <style:tab-stops>
          <style:tab-stop style:position="3.15pt"/>
          <style:tab-stop style:position="26275.80pt"/>
          <style:tab-stop style:position="421080.25pt" style:type="right"/>
          <style:tab-stop style:position="-41.40pt"/>
          <style:tab-stop style:position="3.20pt"/>
          <style:tab-stop style:position="26275.80pt"/>
          <style:tab-stop style:position="421080.25pt" style:type="right"/>
        </style:tab-stops>
      </style:paragraph-properties>
    </style:style>
    <style:style style:name="P22" style:family="paragraph">
      <style:paragraph-properties fo:line-height="100.00%" fo:text-align="left" fo:margin-left="41.40pt" fo:text-indent="-5.40pt">
        <style:tab-stops>
          <style:tab-stop style:position="3.15pt"/>
          <style:tab-stop style:position="26275.80pt"/>
          <style:tab-stop style:position="421080.25pt" style:type="right"/>
          <style:tab-stop style:position="503843.40pt"/>
          <style:tab-stop style:position="3.20pt"/>
          <style:tab-stop style:position="26275.80pt"/>
          <style:tab-stop style:position="421080.2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41.40pt" fo:text-indent="-5.40pt">
        <style:tab-stops>
          <style:tab-stop style:position="3.15pt"/>
          <style:tab-stop style:position="26275.80pt"/>
          <style:tab-stop style:position="421080.25pt" style:type="right"/>
          <style:tab-stop style:position="503843.40pt"/>
          <style:tab-stop style:position="3.20pt"/>
          <style:tab-stop style:position="26275.80pt"/>
          <style:tab-stop style:position="421080.25pt" style:type="right"/>
        </style:tab-stops>
      </style:paragraph-properties>
    </style:style>
    <style:style style:name="P25" style:family="paragraph">
      <style:paragraph-properties fo:line-height="115.00%" fo:text-align="lef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36.00pt" fo:text-indent="0.00pt"/>
    </style:style>
    <style:style style:name="P28" style:family="paragraph">
      <style:paragraph-properties fo:line-height="100.00%" fo:text-align="left" fo:margin-left="41.40pt" fo:text-indent="-5.40pt">
        <style:tab-stops>
          <style:tab-stop style:position="2.85pt"/>
          <style:tab-stop style:position="26275.80pt"/>
          <style:tab-stop style:position="421080.25pt" style:type="right"/>
          <style:tab-stop style:position="838806.60pt"/>
          <style:tab-stop style:position="2.85pt"/>
          <style:tab-stop style:position="26275.80pt"/>
          <style:tab-stop style:position="421080.25pt" style:type="right"/>
          <style:tab-stop style:position="508054.60pt" style:type="center"/>
          <style:tab-stop style:position="2.85pt"/>
          <style:tab-stop style:position="26275.80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41.40pt" fo:text-indent="-5.40pt">
        <style:tab-stops>
          <style:tab-stop style:position="2.85pt"/>
          <style:tab-stop style:position="26275.80pt"/>
          <style:tab-stop style:position="421080.25pt" style:type="right"/>
          <style:tab-stop style:position="838806.60pt"/>
          <style:tab-stop style:position="2.85pt"/>
          <style:tab-stop style:position="26275.80pt"/>
          <style:tab-stop style:position="421080.25pt" style:type="right"/>
          <style:tab-stop style:position="508054.60pt" style:type="center"/>
          <style:tab-stop style:position="2.85pt"/>
          <style:tab-stop style:position="26275.80pt"/>
        </style:tab-stops>
      </style:paragraph-properties>
    </style:style>
    <style:style style:name="P31" style:family="paragraph">
      <style:paragraph-properties fo:line-height="100.00%" fo:text-align="left" fo:margin-left="41.40pt" fo:text-indent="-5.40pt">
        <style:tab-stops>
          <style:tab-stop style:position="2.85pt"/>
          <style:tab-stop style:position="26275.80pt"/>
          <style:tab-stop style:position="421080.25pt" style:type="right"/>
          <style:tab-stop style:position="503843.40pt"/>
          <style:tab-stop style:position="2.85pt"/>
          <style:tab-stop style:position="26275.80pt"/>
          <style:tab-stop style:position="421080.25pt" style:type="right"/>
          <style:tab-stop style:position="6627.40pt"/>
          <style:tab-stop style:position="2.85pt"/>
          <style:tab-stop style:position="26275.80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41.40pt" fo:text-indent="-5.40pt">
        <style:tab-stops>
          <style:tab-stop style:position="2.85pt"/>
          <style:tab-stop style:position="26275.80pt"/>
          <style:tab-stop style:position="421080.25pt" style:type="right"/>
          <style:tab-stop style:position="503843.40pt"/>
          <style:tab-stop style:position="2.85pt"/>
          <style:tab-stop style:position="26275.80pt"/>
          <style:tab-stop style:position="421080.25pt" style:type="right"/>
          <style:tab-stop style:position="6627.40pt"/>
          <style:tab-stop style:position="2.85pt"/>
          <style:tab-stop style:position="26275.80pt"/>
        </style:tab-stops>
      </style:paragraph-properties>
    </style:style>
    <style:style style:name="P34" style:family="paragraph">
      <style:paragraph-properties fo:line-height="115.00%" fo:text-align="left" fo:margin-left="36.00pt" fo:text-indent="0.00pt"/>
    </style:style>
    <style:style style:name="P35" style:family="paragraph">
      <style:paragraph-properties fo:line-height="100.00%" fo:text-align="left" fo:margin-left="41.40pt" fo:text-indent="-5.40pt">
        <style:tab-stops>
          <style:tab-stop style:position="2.85pt"/>
          <style:tab-stop style:position="26275.80pt"/>
          <style:tab-stop style:position="421080.25pt" style:type="right"/>
          <style:tab-stop style:position="838806.60pt"/>
          <style:tab-stop style:position="2.85pt"/>
          <style:tab-stop style:position="26275.80pt"/>
          <style:tab-stop style:position="421080.25pt" style:type="right"/>
          <style:tab-stop style:position="508054.60pt" style:type="center"/>
          <style:tab-stop style:position="2.85pt"/>
          <style:tab-stop style:position="26275.80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41.40pt" fo:text-indent="-5.40pt">
        <style:tab-stops>
          <style:tab-stop style:position="2.85pt"/>
          <style:tab-stop style:position="26275.80pt"/>
          <style:tab-stop style:position="421080.25pt" style:type="right"/>
          <style:tab-stop style:position="838806.60pt"/>
          <style:tab-stop style:position="2.85pt"/>
          <style:tab-stop style:position="26275.80pt"/>
          <style:tab-stop style:position="421080.25pt" style:type="right"/>
          <style:tab-stop style:position="508054.60pt" style:type="center"/>
          <style:tab-stop style:position="2.85pt"/>
          <style:tab-stop style:position="26275.80pt"/>
        </style:tab-stops>
      </style:paragraph-properties>
    </style:style>
    <style:style style:name="P38" style:family="paragraph">
      <style:paragraph-properties fo:line-height="100.00%" fo:text-align="left" fo:margin-left="41.40pt" fo:text-indent="-5.40pt">
        <style:tab-stops>
          <style:tab-stop style:position="2.85pt"/>
          <style:tab-stop style:position="26275.80pt"/>
          <style:tab-stop style:position="421080.25pt" style:type="right"/>
          <style:tab-stop style:position="503843.40pt"/>
          <style:tab-stop style:position="2.85pt"/>
          <style:tab-stop style:position="26275.80pt"/>
          <style:tab-stop style:position="421080.25pt" style:type="right"/>
          <style:tab-stop style:position="6627.40pt"/>
          <style:tab-stop style:position="2.85pt"/>
          <style:tab-stop style:position="26275.80pt"/>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41.40pt" fo:text-indent="-5.40pt">
        <style:tab-stops>
          <style:tab-stop style:position="2.85pt"/>
          <style:tab-stop style:position="26275.80pt"/>
          <style:tab-stop style:position="421080.25pt" style:type="right"/>
          <style:tab-stop style:position="503843.40pt"/>
          <style:tab-stop style:position="2.85pt"/>
          <style:tab-stop style:position="26275.80pt"/>
          <style:tab-stop style:position="421080.25pt" style:type="right"/>
          <style:tab-stop style:position="6627.40pt"/>
          <style:tab-stop style:position="2.85pt"/>
          <style:tab-stop style:position="26275.80pt"/>
        </style:tab-stops>
      </style:paragraph-properties>
    </style:style>
    <style:style style:name="P41" style:family="paragraph">
      <style:paragraph-properties fo:line-height="115.00%" fo:text-align="left" fo:margin-left="36.00pt" fo:text-indent="0.00pt"/>
    </style:style>
    <style:style style:name="P42" style:family="paragraph">
      <style:paragraph-properties fo:line-height="115.00%" fo:text-align="center" fo:margin-left="36.00pt" fo:text-indent="0.00pt"/>
    </style:style>
    <style:style style:name="TableColumn0100" style:family="table-column">
      <style:table-column-properties style:column-width="0.618750in"/>
    </style:style>
    <style:style style:name="TableColumn0101" style:family="table-column">
      <style:table-column-properties style:column-width="0.619444in"/>
    </style:style>
    <style:style style:name="TableColumn0102" style:family="table-column">
      <style:table-column-properties style:column-width="0.619444in"/>
    </style:style>
    <style:style style:name="TableColumn0103" style:family="table-column">
      <style:table-column-properties style:column-width="0.619444in"/>
    </style:style>
    <style:style style:name="TableColumn0104" style:family="table-column">
      <style:table-column-properties style:column-width="0.617361in"/>
    </style:style>
    <style:style style:name="TableColumn0105" style:family="table-column">
      <style:table-column-properties style:column-width="0.619444in"/>
    </style:style>
    <style:style style:name="TableColumn0106" style:family="table-column">
      <style:table-column-properties style:column-width="0.617361in"/>
    </style:style>
    <style:style style:name="Table01" style:family="table">
      <style:table-properties style:width="4.331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0.614583in"/>
    </style:style>
    <style:style style:name="TableColumn0201" style:family="table-column">
      <style:table-column-properties style:column-width="0.614583in"/>
    </style:style>
    <style:style style:name="TableColumn0202" style:family="table-column">
      <style:table-column-properties style:column-width="0.614583in"/>
    </style:style>
    <style:style style:name="TableColumn0203" style:family="table-column">
      <style:table-column-properties style:column-width="0.614583in"/>
    </style:style>
    <style:style style:name="TableColumn0204" style:family="table-column">
      <style:table-column-properties style:column-width="0.615278in"/>
    </style:style>
    <style:style style:name="TableColumn0205" style:family="table-column">
      <style:table-column-properties style:column-width="0.615278in"/>
    </style:style>
    <style:style style:name="TableColumn0206" style:family="table-column">
      <style:table-column-properties style:column-width="0.615278in"/>
    </style:style>
    <style:style style:name="TableColumn0207" style:family="table-column">
      <style:table-column-properties style:column-width="0.615278in"/>
    </style:style>
    <style:style style:name="TableColumn0208" style:family="table-column">
      <style:table-column-properties style:column-width="0.615278in"/>
    </style:style>
    <style:style style:name="TableColumn0209" style:family="table-column">
      <style:table-column-properties style:column-width="0.615278in"/>
    </style:style>
    <style:style style:name="Table02" style:family="table">
      <style:table-properties style:width="6.150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300" style:family="table-column">
      <style:table-column-properties style:column-width="0.614583in"/>
    </style:style>
    <style:style style:name="TableColumn0301" style:family="table-column">
      <style:table-column-properties style:column-width="0.614583in"/>
    </style:style>
    <style:style style:name="TableColumn0302" style:family="table-column">
      <style:table-column-properties style:column-width="0.614583in"/>
    </style:style>
    <style:style style:name="TableColumn0303" style:family="table-column">
      <style:table-column-properties style:column-width="0.614583in"/>
    </style:style>
    <style:style style:name="TableColumn0304" style:family="table-column">
      <style:table-column-properties style:column-width="0.615278in"/>
    </style:style>
    <style:style style:name="TableColumn0305" style:family="table-column">
      <style:table-column-properties style:column-width="0.615278in"/>
    </style:style>
    <style:style style:name="TableColumn0306" style:family="table-column">
      <style:table-column-properties style:column-width="0.615278in"/>
    </style:style>
    <style:style style:name="TableColumn0307" style:family="table-column">
      <style:table-column-properties style:column-width="0.615278in"/>
    </style:style>
    <style:style style:name="TableColumn0308" style:family="table-column">
      <style:table-column-properties style:column-width="0.615278in"/>
    </style:style>
    <style:style style:name="TableColumn0309" style:family="table-column">
      <style:table-column-properties style:column-width="0.615278in"/>
    </style:style>
    <style:style style:name="Table03" style:family="table">
      <style:table-properties style:width="6.150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301" style:family="table-row">
      <style:table-row-properties/>
    </style:style>
    <style:style style:name="TableCell03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Term 1 Project of Computer Application</text:span></text:p>
      <text:p text:style-name="P1"><text:span text:style-name="T1">Session 2017-18</text:span></text:p>
      <text:p text:style-name="P1"><text:span text:style-name="T1">Class X</text:span></text:p>
      <text:list text:style-name="L2">
        <text:list-item>
          <text:p text:style-name="P2"><text:span text:style-name="T2">A company ABCD Ltd. Recruits people to main data warehouse of its aligned companies. The company needs software to maintain details of its employee such as name of the employee, age, address, phone number, no of years experience, basic salary, designation etc.</text:span></text:p>
        </text:list-item>
      </text:list>
      <text:p text:style-name="P3"><text:span text:style-name="T2"/></text:p>
      <text:p text:style-name="P4"><text:span text:style-name="T2">Create a class ABCDEmp and identify<text:s/></text:span><text:span text:style-name="T3">its attributes and behavior.</text:span><text:span text:style-name="T4"><text:s/>The software should facilitate the followings:</text:span></text:p>
      <text:p text:style-name="P5"><text:span text:style-name="T4"/></text:p>
      <text:list text:style-name="L6">
        <text:list-item>
          <text:p text:style-name="P6"><text:span text:style-name="T5">Joining of a new employee</text:span></text:p>
        </text:list-item>
        <text:list-item>
          <text:p text:style-name="P6"><text:span text:style-name="T5">Resignation of an employee</text:span></text:p>
        </text:list-item>
        <text:list-item>
          <text:p text:style-name="P6"><text:span text:style-name="T5">Display details</text:span></text:p>
        </text:list-item>
        <text:list-item>
          <text:p text:style-name="P6"><text:span text:style-name="T5">Update info</text:span></text:p>
        </text:list-item>
        <text:list-item>
          <text:p text:style-name="P6"><text:span text:style-name="T5">Rearrange List – sorts the employees in the descending order of their experience using selection sort method.</text:span></text:p>
        </text:list-item>
        <text:list-item>
          <text:p text:style-name="P6"><text:span text:style-name="T5">Rearrange age – sorts the list from junior to senior using bubble sort method.</text:span></text:p>
        </text:list-item>
        <text:list-item>
          <text:p text:style-name="P6"><text:span text:style-name="T5">Salary details</text:span></text:p>
        </text:list-item>
        <text:list-item>
          <text:p text:style-name="P6"><text:span text:style-name="T5">Exit</text:span></text:p>
        </text:list-item>
      </text:list>
      <text:p text:style-name="P7"><text:span text:style-name="T6"/></text:p>
      <text:p text:style-name="P8"><text:span text:style-name="T6">The salary details will be calculated based on the following criteria-</text:span></text:p>
      <text:p text:style-name="P8"><text:span text:style-name="T6">HRA- 35% of basic</text:span></text:p>
      <text:p text:style-name="P8"><text:span text:style-name="T6">DA- 70% of basic</text:span></text:p>
      <text:p text:style-name="P8"><text:span text:style-name="T6">TA- 20% of basic</text:span></text:p>
      <text:p text:style-name="P8"><text:span text:style-name="T6">PF- 13% of basic</text:span></text:p>
      <text:p text:style-name="P9"><text:span text:style-name="T6"/></text:p>
      <text:p text:style-name="P10"><text:span text:style-name="T6">[Hint: create object array in the main function to solve the problem.]</text:span></text:p>
      <text:p text:style-name="P11"><text:span text:style-name="T6"><text:s/></text:span></text:p>
      <text:list text:style-name="L12">
        <text:list-item>
          <text:p text:style-name="P12"><text:span text:style-name="T6">WAP in Java to read two integer array of variable length and merge them. Display the merged array under suitable heading.</text:span></text:p>
        </text:list-item>
        <text:list-item>
          <text:p text:style-name="P12"><text:span text:style-name="T6">WAP to calculate minimum, maximum and average of 20 integers entered by the under.</text:span></text:p>
        </text:list-item>
        <text:list-item>
          <text:p text:style-name="P12"><text:span text:style-name="T6">Implement the following methods:</text:span></text:p>
        </text:list-item>
        <text:list-item>
          <text:p text:style-name="P13"><text:span text:style-name="T6">void insert(int arr[], int size, int ele, int pos) – inserts an element at a given position</text:span></text:p>
        </text:list-item>
        <text:list-item>
          <text:p text:style-name="P13"><text:span text:style-name="T6">int delete(int arr[], int size, int ele) – search element ‘ele’ in the array, if found then delete it and rearrange the remaining elements. The function returns the position of ele, if found else it returns -1.</text:span></text:p>
        </text:list-item>
        <text:list-item>
          <text:p text:style-name="P13"><text:span text:style-name="T6">void display(int arr[], int size)</text:span></text:p>
        </text:list-item>
        <text:list-item>
          <text:p text:style-name="P14"><text:span text:style-name="T6">WAP to read a list of 30 names of students of a class and assign them roll number automatically. The program should rearrange the names in the ascending order of alphabets and assign roll number from 1..30. the details of name and roll number is to be stored in different arrays. Print the final class list with roll number.</text:span></text:p>
        </text:list-item>
        <text:list-item>
          <text:p text:style-name="P14"><text:span text:style-name="T6">Read 50 numbers and list out the following details-</text:span></text:p>
        </text:list-item>
      </text:list>
      <text:p text:style-name="P15"><text:span text:style-name="T6">List of Prime numbers: ____</text:span></text:p>
      <text:p text:style-name="P15"><text:span text:style-name="T6">List of Odd numbers: ___</text:span></text:p>
      <text:p text:style-name="P15"><text:span text:style-name="T6">List of Perfect numbers: ___</text:span></text:p>
      <text:p text:style-name="P15"><text:span text:style-name="T6">List of Armstrong number: ____</text:span></text:p>
      <text:p text:style-name="P15"><text:span text:style-name="T6">List of Neon number: _____</text:span></text:p>
      <text:p text:style-name="P15"><text:span text:style-name="T6">List of Duck number: ____</text:span></text:p>
      <text:p text:style-name="P15"><text:span text:style-name="T6"/></text:p>
      <text:p text:style-name="P16"><text:span text:style-name="T6"><text:tab/>[Hint-<text:s/></text:span><text:span text:style-name="T7">Perfect number</text:span><text:span text:style-name="T8"><text:s/>is the sum of factors of a number is equal to the number. Eg- 6=1,2,3 (1+2+3=6).<text:s/></text:span><text:span text:style-name="T9">Armstrong number</text:span><text:span text:style-name="T10"><text:s/>is the sum of digit<text:s/></text:span><text:span text:style-name="T11">to the power of total number of digits</text:span><text:span text:style-name="T12"><text:s/>is equal to the original number. Eg. 1634=1</text:span><text:span text:style-name="T13">4</text:span><text:span text:style-name="T14"><text:s/>+ 6</text:span><text:span text:style-name="T15">4</text:span><text:span text:style-name="T16"><text:s/>+ 3</text:span><text:span text:style-name="T17">4</text:span><text:span text:style-name="T18"><text:s/>+ 4</text:span><text:span text:style-name="T19">4</text:span><text:span text:style-name="T20">.<text:s/></text:span><text:span text:style-name="T21">Neon number</text:span><text:span text:style-name="T22"><text:s/>is sum of the square of a number is same as the original number. Eg- 9x9=81=8+1=9.<text:s/></text:span><text:span text:style-name="T23">A</text:span><text:span text:style-name="T24"><text:s/>Duck number</text:span><text:span text:style-name="T25"><text:s/>is a number which has zeroes present in it, but there should be no zero present in the beginning of the number. For example 3210, 7056, 8430709 are all duck numbers whereas 08237, 04309 are not.</text:span><text:span text:style-name="T26"/></text:p>
      <text:p text:style-name="P16"><text:span text:style-name="T27"/></text:p>
      <text:list text:style-name="L17">
        <text:list-item>
          <text:p text:style-name="P17"><text:span text:style-name="T27">Read a string and convert it in character array. Rearrange the array in such a fashion that all consonants of the string are followed by the vowels.</text:span></text:p>
        </text:list-item>
      </text:list>
      <text:p text:style-name="P18"><text:span text:style-name="T27">Eg- String = “Kolkata”</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row table:style-name="TableRow0100">
          <table:table-cell table:style-name="TableCell010000">
            <text:p text:style-name="P20"><text:span text:style-name="T29">O</text:span><text:span text:style-name="T30"/></text:p>
          </table:table-cell>
          <table:table-cell table:style-name="TableCell010001">
            <text:p text:style-name="P20"><text:span text:style-name="T31">A</text:span><text:span text:style-name="T32"/></text:p>
          </table:table-cell>
          <table:table-cell table:style-name="TableCell010002">
            <text:p text:style-name="P20"><text:span text:style-name="T33">A</text:span><text:span text:style-name="T34"/></text:p>
          </table:table-cell>
          <table:table-cell table:style-name="TableCell010003">
            <text:p text:style-name="P20"><text:span text:style-name="T35">K</text:span><text:span text:style-name="T36"/></text:p>
          </table:table-cell>
          <table:table-cell table:style-name="TableCell010004">
            <text:p text:style-name="P20"><text:span text:style-name="T37">L</text:span><text:span text:style-name="T38"/></text:p>
          </table:table-cell>
          <table:table-cell table:style-name="TableCell010005">
            <text:p text:style-name="P20"><text:span text:style-name="T39">K</text:span><text:span text:style-name="T40"/></text:p>
          </table:table-cell>
          <table:table-cell table:style-name="TableCell010006">
            <text:p text:style-name="P20"><text:span text:style-name="T41">T</text:span><text:span text:style-name="T42"/></text:p>
          </table:table-cell>
        </table:table-row>
        <table:table-row table:style-name="TableRow0101">
          <table:table-cell table:style-name="TableCell010100">
            <text:p text:style-name="P23"><text:span text:style-name="T43">0</text:span><text:span text:style-name="T44"/></text:p>
          </table:table-cell>
          <table:table-cell table:style-name="TableCell010101">
            <text:p text:style-name="P23"><text:span text:style-name="T45">1</text:span><text:span text:style-name="T46"/></text:p>
          </table:table-cell>
          <table:table-cell table:style-name="TableCell010102">
            <text:p text:style-name="P23"><text:span text:style-name="T47">2</text:span><text:span text:style-name="T48"/></text:p>
          </table:table-cell>
          <table:table-cell table:style-name="TableCell010103">
            <text:p text:style-name="P23"><text:span text:style-name="T49">3</text:span><text:span text:style-name="T50"/></text:p>
          </table:table-cell>
          <table:table-cell table:style-name="TableCell010104">
            <text:p text:style-name="P23"><text:span text:style-name="T51">4</text:span><text:span text:style-name="T52"/></text:p>
          </table:table-cell>
          <table:table-cell table:style-name="TableCell010105">
            <text:p text:style-name="P23"><text:span text:style-name="T53">5</text:span><text:span text:style-name="T54"/></text:p>
          </table:table-cell>
          <table:table-cell table:style-name="TableCell010106">
            <text:p text:style-name="P23"><text:span text:style-name="T55">6</text:span><text:span text:style-name="T56"/></text:p>
          </table:table-cell>
        </table:table-row>
      </table:table>
      <text:p text:style-name="P25"><text:span text:style-name="T57"/></text:p>
      <text:list text:style-name="L26">
        <text:list-item>
          <text:p text:style-name="P26"><text:span text:style-name="T57">Generate Fibonacci series till term<text:s/></text:span><text:span text:style-name="T58">n</text:span><text:span text:style-name="T59"><text:s/>and store them in array. Display the series from the array.</text:span></text:p>
        </text:list-item>
        <text:list-item>
          <text:p text:style-name="P26"><text:span text:style-name="T59">Read names of 10 cities and their pin codes in two separate arrays. Search a city in the list using linear search method and display its pincode.</text:span></text:p>
        </text:list-item>
        <text:list-item>
          <text:p text:style-name="P26"><text:span text:style-name="T59">Perform pendulum swap on an integer array of<text:s/></text:span><text:span text:style-name="T60">n</text:span><text:span text:style-name="T61"><text:s/>elements.</text:span></text:p>
        </text:list-item>
      </text:list>
      <text:p text:style-name="P27"><text:span text:style-name="T61">Eg- </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column table:style-name="TableColumn0205"/>
        <table:table-column table:style-name="TableColumn0206"/>
        <table:table-column table:style-name="TableColumn0207"/>
        <table:table-column table:style-name="TableColumn0208"/>
        <table:table-column table:style-name="TableColumn0209"/>
        <table:table-row table:style-name="TableRow0200">
          <table:table-cell table:style-name="TableCell020000">
            <text:p text:style-name="P29"><text:span text:style-name="T63">23</text:span><text:span text:style-name="T64"/></text:p>
          </table:table-cell>
          <table:table-cell table:style-name="TableCell020001">
            <text:p text:style-name="P29"><text:span text:style-name="T65">56</text:span><text:span text:style-name="T66"/></text:p>
          </table:table-cell>
          <table:table-cell table:style-name="TableCell020002">
            <text:p text:style-name="P29"><text:span text:style-name="T67">43</text:span><text:span text:style-name="T68"/></text:p>
          </table:table-cell>
          <table:table-cell table:style-name="TableCell020003">
            <text:p text:style-name="P29"><text:span text:style-name="T69">66</text:span><text:span text:style-name="T70"/></text:p>
          </table:table-cell>
          <table:table-cell table:style-name="TableCell020004">
            <text:p text:style-name="P29"><text:span text:style-name="T71">48</text:span><text:span text:style-name="T72"/></text:p>
          </table:table-cell>
          <table:table-cell table:style-name="TableCell020005">
            <text:p text:style-name="P29"><text:span text:style-name="T73">97</text:span><text:span text:style-name="T74"/></text:p>
          </table:table-cell>
          <table:table-cell table:style-name="TableCell020006">
            <text:p text:style-name="P29"><text:span text:style-name="T75">65</text:span><text:span text:style-name="T76"/></text:p>
          </table:table-cell>
          <table:table-cell table:style-name="TableCell020007">
            <text:p text:style-name="P29"><text:span text:style-name="T77">29</text:span><text:span text:style-name="T78"/></text:p>
          </table:table-cell>
          <table:table-cell table:style-name="TableCell020008">
            <text:p text:style-name="P29"><text:span text:style-name="T79">96</text:span><text:span text:style-name="T80"/></text:p>
          </table:table-cell>
          <table:table-cell table:style-name="TableCell020009">
            <text:p text:style-name="P29"><text:span text:style-name="T81">70</text:span><text:span text:style-name="T82"/></text:p>
          </table:table-cell>
        </table:table-row>
        <table:table-row table:style-name="TableRow0201">
          <table:table-cell table:style-name="TableCell020100">
            <text:p text:style-name="P32"><text:span text:style-name="T83">0</text:span><text:span text:style-name="T84"/></text:p>
          </table:table-cell>
          <table:table-cell table:style-name="TableCell020101">
            <text:p text:style-name="P32"><text:span text:style-name="T85">1</text:span><text:span text:style-name="T86"/></text:p>
          </table:table-cell>
          <table:table-cell table:style-name="TableCell020102">
            <text:p text:style-name="P32"><text:span text:style-name="T87">2</text:span><text:span text:style-name="T88"/></text:p>
          </table:table-cell>
          <table:table-cell table:style-name="TableCell020103">
            <text:p text:style-name="P32"><text:span text:style-name="T89">3</text:span><text:span text:style-name="T90"/></text:p>
          </table:table-cell>
          <table:table-cell table:style-name="TableCell020104">
            <text:p text:style-name="P32"><text:span text:style-name="T91">4</text:span><text:span text:style-name="T92"/></text:p>
          </table:table-cell>
          <table:table-cell table:style-name="TableCell020105">
            <text:p text:style-name="P32"><text:span text:style-name="T93">5</text:span><text:span text:style-name="T94"/></text:p>
          </table:table-cell>
          <table:table-cell table:style-name="TableCell020106">
            <text:p text:style-name="P32"><text:span text:style-name="T95">6</text:span><text:span text:style-name="T96"/></text:p>
          </table:table-cell>
          <table:table-cell table:style-name="TableCell020107">
            <text:p text:style-name="P32"><text:span text:style-name="T97">7</text:span><text:span text:style-name="T98"/></text:p>
          </table:table-cell>
          <table:table-cell table:style-name="TableCell020108">
            <text:p text:style-name="P32"><text:span text:style-name="T99">8</text:span><text:span text:style-name="T100"/></text:p>
          </table:table-cell>
          <table:table-cell table:style-name="TableCell020109">
            <text:p text:style-name="P32"><text:span text:style-name="T101">9</text:span><text:span text:style-name="T102"/></text:p>
          </table:table-cell>
        </table:table-row>
      </table:table>
      <text:p text:style-name="P34"><text:span text:style-name="T103"/></text:p>
      <text:p text:style-name="P34"><text:span text:style-name="T103">After pendulum swap-</text:span></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column table:style-name="TableColumn0307"/>
        <table:table-column table:style-name="TableColumn0308"/>
        <table:table-column table:style-name="TableColumn0309"/>
        <table:table-row table:style-name="TableRow0300">
          <table:table-cell table:style-name="TableCell030000">
            <text:p text:style-name="P36"><text:span text:style-name="T105">70</text:span><text:span text:style-name="T106"/></text:p>
          </table:table-cell>
          <table:table-cell table:style-name="TableCell030001">
            <text:p text:style-name="P36"><text:span text:style-name="T107">96</text:span><text:span text:style-name="T108"/></text:p>
          </table:table-cell>
          <table:table-cell table:style-name="TableCell030002">
            <text:p text:style-name="P36"><text:span text:style-name="T109">29</text:span><text:span text:style-name="T110"/></text:p>
          </table:table-cell>
          <table:table-cell table:style-name="TableCell030003">
            <text:p text:style-name="P36"><text:span text:style-name="T111">65</text:span><text:span text:style-name="T112"/></text:p>
          </table:table-cell>
          <table:table-cell table:style-name="TableCell030004">
            <text:p text:style-name="P36"><text:span text:style-name="T113">97</text:span><text:span text:style-name="T114"/></text:p>
          </table:table-cell>
          <table:table-cell table:style-name="TableCell030005">
            <text:p text:style-name="P36"><text:span text:style-name="T115">48</text:span><text:span text:style-name="T116"/></text:p>
          </table:table-cell>
          <table:table-cell table:style-name="TableCell030006">
            <text:p text:style-name="P36"><text:span text:style-name="T117">66</text:span><text:span text:style-name="T118"/></text:p>
          </table:table-cell>
          <table:table-cell table:style-name="TableCell030007">
            <text:p text:style-name="P36"><text:span text:style-name="T119">43</text:span><text:span text:style-name="T120"/></text:p>
          </table:table-cell>
          <table:table-cell table:style-name="TableCell030008">
            <text:p text:style-name="P36"><text:span text:style-name="T121">56</text:span><text:span text:style-name="T122"/></text:p>
          </table:table-cell>
          <table:table-cell table:style-name="TableCell030009">
            <text:p text:style-name="P36"><text:span text:style-name="T123">23</text:span><text:span text:style-name="T124"/></text:p>
          </table:table-cell>
        </table:table-row>
        <table:table-row table:style-name="TableRow0301">
          <table:table-cell table:style-name="TableCell030100">
            <text:p text:style-name="P39"><text:span text:style-name="T125">0</text:span><text:span text:style-name="T126"/></text:p>
          </table:table-cell>
          <table:table-cell table:style-name="TableCell030101">
            <text:p text:style-name="P39"><text:span text:style-name="T127">1</text:span><text:span text:style-name="T128"/></text:p>
          </table:table-cell>
          <table:table-cell table:style-name="TableCell030102">
            <text:p text:style-name="P39"><text:span text:style-name="T129">2</text:span><text:span text:style-name="T130"/></text:p>
          </table:table-cell>
          <table:table-cell table:style-name="TableCell030103">
            <text:p text:style-name="P39"><text:span text:style-name="T131">3</text:span><text:span text:style-name="T132"/></text:p>
          </table:table-cell>
          <table:table-cell table:style-name="TableCell030104">
            <text:p text:style-name="P39"><text:span text:style-name="T133">4</text:span><text:span text:style-name="T134"/></text:p>
          </table:table-cell>
          <table:table-cell table:style-name="TableCell030105">
            <text:p text:style-name="P39"><text:span text:style-name="T135">5</text:span><text:span text:style-name="T136"/></text:p>
          </table:table-cell>
          <table:table-cell table:style-name="TableCell030106">
            <text:p text:style-name="P39"><text:span text:style-name="T137">6</text:span><text:span text:style-name="T138"/></text:p>
          </table:table-cell>
          <table:table-cell table:style-name="TableCell030107">
            <text:p text:style-name="P39"><text:span text:style-name="T139">7</text:span><text:span text:style-name="T140"/></text:p>
          </table:table-cell>
          <table:table-cell table:style-name="TableCell030108">
            <text:p text:style-name="P39"><text:span text:style-name="T141">8</text:span><text:span text:style-name="T142"/></text:p>
          </table:table-cell>
          <table:table-cell table:style-name="TableCell030109">
            <text:p text:style-name="P39"><text:span text:style-name="T143">9</text:span><text:span text:style-name="T144"/></text:p>
          </table:table-cell>
        </table:table-row>
      </table:table>
      <text:p text:style-name="P41"><text:span text:style-name="T145"/></text:p>
      <text:p text:style-name="P41"><text:span text:style-name="T145"/></text:p>
      <text:p text:style-name="P41"><text:span text:style-name="T145"/></text:p>
      <text:p text:style-name="P42"><text:span text:style-name="T145">*****</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